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indent="0cm" style:auto-text-indent="false"/>
      <style:text-properties style:font-name="Ubuntu Mono" fo:font-size="12pt" officeooo:rsid="00112c25" officeooo:paragraph-rsid="00112c25" style:font-size-asian="12pt" style:font-size-complex="12pt"/>
    </style:style>
    <style:style style:name="P2" style:family="paragraph" style:parent-style-name="Standard">
      <style:paragraph-properties fo:margin-left="0cm" fo:margin-right="0cm" fo:line-height="100%" fo:text-indent="0cm" style:auto-text-indent="false"/>
      <style:text-properties style:font-name="Ubuntu Mono" fo:font-size="12pt" officeooo:rsid="00112c25" officeooo:paragraph-rsid="00112c25" style:font-size-asian="12pt" style:font-size-complex="12pt"/>
    </style:style>
    <style:style style:name="P3" style:family="paragraph" style:parent-style-name="Standard">
      <style:paragraph-properties fo:margin-left="0cm" fo:margin-right="0cm" fo:line-height="100%" fo:text-indent="0cm" style:auto-text-indent="false"/>
      <style:text-properties style:font-name="Ubuntu Mono" fo:font-size="12pt" officeooo:rsid="000f1e36" officeooo:paragraph-rsid="000f1e36" style:font-size-asian="12pt" style:font-size-complex="12pt"/>
    </style:style>
    <style:style style:name="P4" style:family="paragraph" style:parent-style-name="Standard">
      <style:paragraph-properties fo:margin-left="0cm" fo:margin-right="0cm" fo:line-height="100%" fo:text-indent="0cm" style:auto-text-indent="false"/>
      <style:text-properties style:font-name="Ubuntu Mono" fo:font-size="12pt" officeooo:rsid="0012d1bf" officeooo:paragraph-rsid="0012d1bf" style:font-size-asian="12pt" style:font-size-complex="12pt"/>
    </style:style>
    <style:style style:name="P5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Ubuntu Mono" fo:font-size="12pt" officeooo:rsid="00112c25" officeooo:paragraph-rsid="00164f21" style:font-size-asian="12pt" style:font-size-complex="12pt"/>
    </style:style>
    <style:style style:name="T1" style:family="text">
      <style:text-properties officeooo:rsid="00112c2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d1bf"/>
    </style:style>
    <style:style style:name="T4" style:family="text">
      <style:text-properties officeooo:rsid="0013b4d1"/>
    </style:style>
    <style:style style:name="T5" style:family="text">
      <style:text-properties officeooo:rsid="0013e244"/>
    </style:style>
    <style:style style:name="T6" style:family="text">
      <style:text-properties officeooo:rsid="00164f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// <text:span text:style-name="T1">Retention and ElementType suppressed</text:span></text:p>
      <text:p text:style-name="P2">@AuthorizerClass(<text:span text:style-name="T6">DesigDocAuthorizer</text:span>.class)</text:p>
      <text:p text:style-name="P2"><text:span text:style-name="T2">public</text:span> <text:span text:style-name="T2">@interface</text:span> <text:span text:style-name="T6">DesignatedDoctorsOnly</text:span> {</text:p>
      <text:p text:style-name="P5">}</text:p>
      <text:p text:style-name="P5"><text:span text:style-name="T3">@AuthorizerClass(WithinFacilitiesAuthorizer.class)</text:span></text:p>
      <text:p text:style-name="P4"><text:span text:style-name="T2">public</text:span> <text:span text:style-name="T2">@interface</text:span> Within<text:span text:style-name="T5">HQ</text:span> {</text:p>
      <text:p text:style-name="P4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5:35:26.157011584</meta:creation-date>
    <dc:date>2019-01-28T21:31:36.735258172</dc:date>
    <meta:editing-duration>PT12M20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17" meta:character-count="202" meta:non-whitespace-character-count="192"/>
  </office:meta>
</office:document-meta>
</file>